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PreformattedText" style:family="paragraph">
      <style:paragraph-properties fo:margin-bottom="0.1965in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  <style:style style:name="TableColumn7" style:family="table-column">
      <style:table-column-properties style:column-width="1.284in" style:use-optimal-column-width="false"/>
    </style:style>
    <style:style style:name="TableColumn8" style:family="table-column">
      <style:table-column-properties style:column-width="2.9458in" style:use-optimal-column-width="false"/>
    </style:style>
    <style:style style:name="Table6" style:family="table">
      <style:table-properties style:width="4.2298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" style:parent-style-name="Normal" style:family="paragraph">
      <style:text-properties text:display="none"/>
    </style:style>
    <style:style style:name="TableColumn14" style:family="table-column">
      <style:table-column-properties style:column-width="1.184in" style:use-optimal-column-width="false"/>
    </style:style>
    <style:style style:name="TableColumn15" style:family="table-column">
      <style:table-column-properties style:column-width="2.4368in" style:use-optimal-column-width="false"/>
    </style:style>
    <style:style style:name="Table13" style:family="table">
      <style:table-properties style:width="3.6208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" style:parent-style-name="Textbody" style:list-style-name="LFO1" style:family="paragraph"/>
    <style:style style:name="P20" style:parent-style-name="Textbody" style:list-style-name="LFO2" style:family="paragraph"/>
    <style:style style:name="TableColumn22" style:family="table-column">
      <style:table-column-properties style:column-width="0.3118in"/>
    </style:style>
    <style:style style:name="TableColumn23" style:family="table-column">
      <style:table-column-properties style:column-width="1.5972in"/>
    </style:style>
    <style:style style:name="TableColumn24" style:family="table-column">
      <style:table-column-properties style:column-width="1.5708in"/>
    </style:style>
    <style:style style:name="Table21" style:family="table">
      <style:table-properties style:width="3.4798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 fo:hyphenate="true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 fo:hyphenate="true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 fo:hyphenate="true"/>
    </style:style>
    <style:style style:name="P32" style:parent-style-name="Normal" style:family="paragraph">
      <style:paragraph-properties style:vertical-align="auto"/>
      <style:text-properties style:font-name="Times New Roman" style:font-name-asian="Times New Roman" style:font-name-complex="Times New Roman" text:display="none" style:letter-kerning="false" style:language-asian="fr" style:country-asian="FR" style:language-complex="ar" style:country-complex="SA" fo:hyphenate="true"/>
    </style:style>
    <style:style style:name="TableColumn34" style:family="table-column">
      <style:table-column-properties style:column-width="2.3715in"/>
    </style:style>
    <style:style style:name="TableColumn35" style:family="table-column">
      <style:table-column-properties style:column-width="1.6256in"/>
    </style:style>
    <style:style style:name="TableColumn36" style:family="table-column">
      <style:table-column-properties style:column-width="1.0527in"/>
    </style:style>
    <style:style style:name="Table33" style:family="table">
      <style:table-properties style:width="5.05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style:vertical-align="auto"/>
      <style:text-properties fo:hyphenate="true"/>
    </style:style>
    <style:style style:name="T4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style:vertical-align="auto"/>
      <style:text-properties fo:hyphenate="true"/>
    </style:style>
    <style:style style:name="T45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46" style:parent-style-name="Normal" style:family="paragraph">
      <style:paragraph-properties style:vertical-align="auto"/>
      <style:text-properties style:font-name="Times New Roman" style:font-name-asian="Times New Roman" style:font-name-complex="Times New Roman" text:display="none" style:letter-kerning="false" style:language-asian="fr" style:country-asian="FR" style:language-complex="ar" style:country-complex="SA" fo:hyphenate="true"/>
    </style:style>
    <style:style style:name="TableColumn48" style:family="table-column">
      <style:table-column-properties style:column-width="2.1951in"/>
    </style:style>
    <style:style style:name="TableColumn49" style:family="table-column">
      <style:table-column-properties style:column-width="1.209in"/>
    </style:style>
    <style:style style:name="TableColumn50" style:family="table-column">
      <style:table-column-properties style:column-width="0.4222in"/>
    </style:style>
    <style:style style:name="Table47" style:family="table">
      <style:table-properties style:width="3.8263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style:vertical-align="auto"/>
      <style:text-properties fo:hyphenate="true"/>
    </style:style>
    <style:style style:name="T5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59" style:parent-style-name="Normal" style:family="paragraph">
      <style:paragraph-properties style:vertical-align="auto"/>
      <style:text-properties style:font-name="Times New Roman" style:font-name-asian="Times New Roman" style:font-name-complex="Times New Roman" text:display="none" style:letter-kerning="false" style:language-asian="fr" style:country-asian="FR" style:language-complex="ar" style:country-complex="SA" fo:hyphenate="true"/>
    </style:style>
    <style:style style:name="TableColumn61" style:family="table-column">
      <style:table-column-properties style:column-width="2.7472in"/>
    </style:style>
    <style:style style:name="TableColumn62" style:family="table-column">
      <style:table-column-properties style:column-width="1.6486in"/>
    </style:style>
    <style:style style:name="TableColumn63" style:family="table-column">
      <style:table-column-properties style:column-width="0.9694in"/>
    </style:style>
    <style:style style:name="Table60" style:family="table">
      <style:table-properties style:width="5.3652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style:vertical-align="auto"/>
      <style:text-properties fo:hyphenate="true"/>
    </style:style>
    <style:style style:name="T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8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style:vertical-align="auto"/>
      <style:text-properties fo:hyphenate="true"/>
    </style:style>
    <style:style style:name="T7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style:vertical-align="auto"/>
      <style:text-properties fo:hyphenate="true"/>
    </style:style>
    <style:style style:name="T7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</office:automatic-styles>
  <office:body>
    <office:text text:use-soft-page-breaks="true">
      <text:p text:style-name="P1">Ressources :<text:s/><text:line-break/><text:line-break/>SVG :<text:s/><text:line-break/><text:line-break/><text:a xlink:href="https://svgsilh.com/fr/" office:target-frame-name="_top" xlink:show="replace">https://svgsilh.com/fr/</text:a></text:p>
      <text:p text:style-name="Standard"/>
      <text:p text:style-name="Standard"><text:a xlink:href="https://jakearchibald.github.io/svgomg/" office:target-frame-name="_top" xlink:show="replace">https://jakearchibald.github.io/svgomg/</text:a></text:p>
      <text:p text:style-name="Standard"/>
      <text:p text:style-name="P2">ACCESSIBILITE</text:p>
      <text:p text:style-name="Standard"/>
      <text:p text:style-name="Standard"><text:a xlink:href="https://web.dev/articles/prefers-reduced-motion?hl=fr#(bonus)-forcing-reduced-motion-on-all-websites" office:target-frame-name="_top" xlink:show="replace">https://web.dev/articles/prefers-reduced-motion?hl=fr#(bonus)-forcing-reduced-motion-on-all-websites</text:a></text:p>
      <text:p text:style-name="Standard"/>
      <text:p text:style-name="Standard">for</text:p>
      <text:p text:style-name="PreformattedText"><text:span text:style-name="SourceText">@media (prefers-reduced-motion: reduce) {</text:span></text:p>
      <text:p text:style-name="PreformattedText"><text:span text:style-name="SourceText"><text:s text:c="2"/>*,</text:span></text:p>
      <text:p text:style-name="PreformattedText"><text:span text:style-name="SourceText"><text:s text:c="2"/>::before,</text:span></text:p>
      <text:p text:style-name="PreformattedText"><text:span text:style-name="SourceText"><text:s text:c="2"/>::after {</text:span></text:p>
      <text:p text:style-name="PreformattedText"><text:span text:style-name="SourceText"><text:s text:c="4"/>animation-delay: -1ms !important;</text:span></text:p>
      <text:p text:style-name="PreformattedText"><text:span text:style-name="SourceText"><text:s text:c="4"/>animation-duration: 1ms !important;</text:span></text:p>
      <text:p text:style-name="PreformattedText"><text:span text:style-name="SourceText"><text:s text:c="4"/>animation-iteration-count: 1 !important;</text:span></text:p>
      <text:p text:style-name="PreformattedText"><text:span text:style-name="SourceText"><text:s text:c="4"/>background-attachment: initial !im</text:span><text:span text:style-name="SourceText">portant;</text:span></text:p>
      <text:p text:style-name="PreformattedText"><text:span text:style-name="SourceText"><text:s text:c="4"/>scroll-behavior: auto !important;</text:span></text:p>
      <text:p text:style-name="PreformattedText"><text:span text:style-name="SourceText"><text:s text:c="4"/>transition-duration: 1ms !important;</text:span></text:p>
      <text:p text:style-name="PreformattedText"><text:span text:style-name="SourceText"><text:s text:c="4"/>transition-delay: -1ms !important;</text:span></text:p>
      <text:p text:style-name="PreformattedText"><text:span text:style-name="SourceText"><text:s text:c="2"/>}</text:span></text:p>
      <text:p text:style-name="P3"><text:span text:style-name="SourceText">}</text:span></text:p>
      <text:p text:style-name="Standard">(annule les animations pour les gens qui ont mis leur ordinateur set-up en « pas d’animations ») (trouvé dans<text:s/><text:a xlink:href="https://www.youtube.com/watch?v=7Xyg8Ja7dyY&amp;ab_channel=KevinPowell" office:target-frame-name="_top" xlink:show="replace">https://www.youtube.com/watch?v=7Xyg8Ja7dyY&amp;ab_channel=KevinPowell</text:a><text:s/>)</text:p>
      <text:p text:style-name="Standard"/>
      <text:p text:style-name="Standard"/>
      <text:p text:style-name="Standard"/>
      <text:p text:style-name="Standard"><text:span text:style-name="T4">certaines images vectorielles nécessitent une attribution</text:span><text:s/>(citation)<text:line-break/><text:line-break/>chamois : &lt;a href="https://fr.vecteezy.com/vecteur-libre/chamois"&gt;Chamois Vecteurs par Vecteezy&lt;/a&gt;</text:p>
      <text:p text:style-name="Standard"><text:a xlink:href="https://fr.vecteezy.com/art-vectoriel/25771240-vache-chevre-silhouette-eid-adha-illustration?autodl_token=aa7bcb34288ccb20b56e9684a3a5d29438ca5f372ef05430a10fa6fdf196de24b66e44018c2e98d58839aa6af06352dccce91798855a0779699ba8e250238aac" office:target-frame-name="_top" xlink:show="replace">https://fr.vecteezy.com/art-vectoriel/25771240-vache-chevre-silhouette-eid-adha-illustration?autodl_token=aa7bcb34288ccb20b56e9684a3a5d29438ca5f372ef05430a10fa6fdf196de24b66e44018c2e98d58839aa6af06352dccce91798855a0779699ba8e250238aac</text:a><text:line-break/><text:line-break/>ou dans footer : &lt;p style="font-size: 12px; color: #999;"&gt;</text:p>
      <text:p text:style-name="Standard">Icônes par &lt;a href="https://fr.vecteezy.com/" target="_blank" style="color: inherit; text-decoration: underline;"&gt;Vecteezy&lt;/a&gt;.</text:p>
      <text:p text:style-name="Standard">&lt;/p&gt;<text:line-break/></text:p>
      <text:p text:style-name="Standard"/>
      <text:p text:style-name="Standard"/>
      <text:p text:style-name="Standard">Icône tasse de café par PNGTree — disponible sur https://pngtree.com/freepng/black-coffee-silhouette-stick-figure-cup-silhouette_5563747.html — utilisée conformément aux conditions d'attribution requises.<text:line-break/><text:line-break/>attributions : chalet flaticon</text:p>
      <text:p text:style-name="Standard"/>
      <text:p text:style-name="Standard"><text:a xlink:href="https://lucide.dev/" office:target-frame-name="_top" xlink:show="replace"><text:span text:style-name="Lienhypertexte">https://lucide.dev</text:span></text:a><text:s/>(chevrons)</text:p>
      <text:p text:style-name="Standard"/>
      <text:p text:style-name="Standard">Icône "Chalet" et « village de montagne » par Freepik, téléchargée sur<text:s/><text:a xlink:href="https://www.flaticon.com/" office:target-frame-name="_top" xlink:show="replace"><text:span text:style-name="Lienhypertexte">Flaticon.com</text:span></text:a>, utilisée sous licence gratuite avec attribution.</text:p>
      <text:p text:style-name="Standard"/>
      <text:p text:style-name="Standard"><text:a xlink:href="https://image.online-convert.com/convert/png-to-svg" office:target-frame-name="_top" xlink:show="replace"><text:span text:style-name="Lienhypertexte">https://image.online-convert.com/convert/png-to-svg</text:span></text:a><text:s text:c="3"/>transformer des PNG (noir et blanc simple) en images vectorielles</text:p>
      <text:p text:style-name="Standard"/>
      <text:p text:style-name="Standard"><text:line-break/><text:span text:style-name="T5">form : label lisible 100% par les lecteurs d’écran</text:span></text:p>
      <text:p text:style-name="Standard"/>
      <text:p text:style-name="Standard">&lt;label&gt;</text:p>
      <text:p text:style-name="Standard"><text:s text:c="2"/>&lt;span class="visually-hidden"&gt;Nombre de<text:s/>personnes&lt;/span&gt;</text:p>
      <text:p text:style-name="Standard"><text:s text:c="2"/>&lt;input type="text" name="guests" placeholder="Nombre de personnes"&gt;</text:p>
      <text:p text:style-name="Standard">&lt;/label&gt;<text:line-break/><text:line-break/>.visually-hidden {</text:p>
      <text:p text:style-name="Standard"><text:s text:c="2"/>position: absolute;</text:p>
      <text:p text:style-name="Standard"><text:s text:c="2"/>width: 1px;</text:p>
      <text:p text:style-name="Standard"><text:s text:c="2"/>height: 1px;</text:p>
      <text:p text:style-name="Standard"><text:s text:c="2"/>padding: 0;</text:p>
      <text:p text:style-name="Standard"><text:s text:c="2"/>margin: -1px;</text:p>
      <text:p text:style-name="Standard"><text:s text:c="2"/>overflow: hidden;</text:p>
      <text:p text:style-name="Standard"><text:s text:c="2"/>clip: rect(0 0 0 0);</text:p>
      <text:p text:style-name="Standard"><text:s text:c="2"/>white-space:<text:s/>nowrap;</text:p>
      <text:p text:style-name="Standard"><text:s text:c="2"/>border: 0;</text:p>
      <text:p text:style-name="Standard">}<text:line-break/><text:line-break/><text:line-break/>Marie : gradients<text:line-break/>penser à faire calculs sur hero height pour éviter le probleme de cassage de style quand l’utilisateur zoome à 90%</text:p>
      <text:p text:style-name="Standard"/>
      <text:p text:style-name="Standard">marie : les selecteurs complexes ×<text:line-break/><text:line-break/>###<text:s/>💡<text:s/>Notes pour plus tard – sélecteurs CSS à ne pas confondre</text:p>
      <text:p text:style-name="Standard"/>
      <text:p text:style-name="Standard">#### .chevron:first-child VS .chevron :first-child</text:p>
      <text:p text:style-name="Standard"/>
      <text:p text:style-name="Standard">- `.chevron:first-child` cible le bloc `.chevron` **lui-même** si c’est le premier enfant de son parent.</text:p>
      <text:p text:style-name="Standard">- `.chevron :first-child` cible le **premier enfant à l’intérieur** du `.chevron`.</text:p>
      <text:p text:style-name="Standard"/>
      <text:p text:style-name="Standard">⚠️<text:s/>Ne pas confondre ! L’espace change tout. (même chose pour :first-of-type)</text:p>
      <text:p text:style-name="Standard"/>
      <text:p text:style-name="Standard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><text:span text:style-name="SourceText">.class :truc</text:span></text:p>
          </table:table-cell>
          <table:table-cell table:style-name="TableCell11">
            <text:p text:style-name="TableContents">Un<text:s/><text:span text:style-name="StrongEmphasis">élément dans</text:span><text:s/><text:span text:style-name="SourceText">.class</text:span><text:s/>qui est<text:s/><text:span text:style-name="SourceText">:truc</text:span>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TableContents"><text:span text:style-name="SourceText">.class:truc</text:span></text:p>
          </table:table-cell>
          <table:table-cell table:style-name="TableCell18">
            <text:p text:style-name="TableContents"><text:span text:style-name="SourceText">.class</text:span><text:s/><text:span text:style-name="StrongEmphasis">lui-même</text:span><text:s/>s’il est<text:s/><text:span text:style-name="SourceText">:truc</text:span></text:p>
          </table:table-cell>
        </table:table-row>
      </table:table>
      <text:p text:style-name="Standard"/>
      <text:p text:style-name="Standard"/>
      <text:p text:style-name="Standard">Autre note :<text:s/><text:line-break/><text:line-break/>in svg dans une balise img ne changera pas de couleur, il faut le mettre<text:s/>direct dans le html.</text:p>
      <text:p text:style-name="Standard">💡<text:s/>Si mon SVG a `stroke="currentColor"` et `fill="none"`,</text:p>
      <text:p text:style-name="Standard">je contrôle sa couleur en CSS avec `color`, pas `fill`.<text:line-break/><text:line-break/>Virer width et height des .svg dans le HTML si on les veut en responsive et mettre un wigth/height en CSS en rem.</text:p>
      <text:p text:style-name="Standard"/>
      <text:p text:style-name="Standard">INKSCAPE<text:line-break/><text:line-break/>###<text:s/>🎯<text:s/>Méthode rapide pour modifier un SVG sans le salir</text:p>
      <text:p text:style-name="Standard"/>
      <text:p text:style-name="Standard">1. Redimensionner à la souris si besoin</text:p>
      <text:p text:style-name="Standard">2. Ctrl+Shift+C pour vectoriser (si nécessaire)</text:p>
      <text:p text:style-name="Standard">3. Menu Chemin → Objet en chemin</text:p>
      <text:p text:style-name="Standard">4. redimensionner la page au contenu (pour pas de bords chelous) Menu :<text:s/><text:span text:style-name="SourceText">Fichier &gt; Propriétés du document</text:span></text:p>
      <text:list text:style-name="LFO1" text:continue-numbering="true">
        <text:list-item>
          <text:p text:style-name="P19">Clique sur :<text:s/><text:span text:style-name="SourceText">Redimensionner la page au contenu</text:span></text:p>
        </text:list-item>
      </text:list>
      <text:list text:style-name="LFO2" text:continue-numbering="true">
        <text:list-item>
          <text:p text:style-name="P20">Puis sur<text:s/><text:span text:style-name="SourceText">Redimensionner la page au dessin ou à la sélection</text:span></text:p>
        </text:list-item>
      </text:list>
      <text:p text:style-name="Standard"/>
      <text:p text:style-name="Standard">4. Export → SVG propre sans transform="scale(...)"</text:p>
      <text:p text:style-name="Standard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P27">But</text:p>
            </table:table-cell>
            <table:table-cell table:style-name="TableCell28">
              <text:p text:style-name="P29">À mettre dans le SVG</text:p>
            </table:table-cell>
            <table:table-cell table:style-name="TableCell30">
              <text:p text:style-name="P31">À mettre dans le CSS</text:p>
            </table:table-cell>
          </table:table-row>
        </table:table-header-rows>
      </table:table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Contrôler la<text:s/>couleur depuis le CSS</text:p>
          </table:table-cell>
          <table:table-cell table:style-name="TableCell40">
            <text:p text:style-name="P41"><text:span text:style-name="T42">fill="currentColor"</text:span></text:p>
          </table:table-cell>
          <table:table-cell table:style-name="TableCell43">
            <text:p text:style-name="P44"><text:span text:style-name="T45">color: white</text:span></text:p>
          </table:table-cell>
        </table:table-row>
      </table:table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Forcer une couleur dans le SVG</text:p>
          </table:table-cell>
          <table:table-cell table:style-name="TableCell54">
            <text:p text:style-name="P55"><text:span text:style-name="T56">fill="#FF0000"</text:span></text:p>
          </table:table-cell>
          <table:table-cell table:style-name="TableCell57">
            <text:p text:style-name="P58">(rien)</text:p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Styliser depuis CSS sans<text:s/></text:span><text:span text:style-name="T68">currentColor</text:span></text:p>
          </table:table-cell>
          <table:table-cell table:style-name="TableCell69">
            <text:p text:style-name="P70"><text:span text:style-name="T71">(aucun<text:s/></text:span><text:span text:style-name="T72">fill</text:span><text:span text:style-name="T73"><text:s/>dans SVG)</text:span></text:p>
          </table:table-cell>
          <table:table-cell table:style-name="TableCell74">
            <text:p text:style-name="P75"><text:span text:style-name="T76">fill: white</text:span></text:p>
          </table:table-cell>
        </table:table-row>
      </table:table>
      <text:p text:style-name="Standard">(enlever les fill du html pour metre fill :xxx en CSS OU garder<text:s/>fill= »currentColor » en HTML et en css styliser la couleur avec « color » et plus fill)</text:p>
      <text:p text:style-name="Standard"/>
      <text:p text:style-name="Standard"/>
      <text:p text:style-name="Standard">Boostrap icones :<text:s/><text:line-break/><text:line-break/>infos pratiques :<text:s/>&lt;i class="bi bi-geo-alt"&gt;&lt;/i&gt;</text:p>
      <text:p text:style-name="Standard">Découvrez<text:s/>&lt;i class="bi bi-suitcase"&gt;&lt;/i&gt;<text:line-break/>réservez<text:s/>&lt;i class="bi bi-calendar-check"&gt;&lt;/i&gt;<text:line-break/>Accueil<text:s/>&lt;i class="bi bi-compass"&gt;&lt;/i&gt;<text:s/>(on laiss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S</dc:creator>
    <meta:creation-date>2025-04-27T11:04:00Z</meta:creation-date>
    <dc:date>2025-05-07T14:55:00Z</dc:date>
    <meta:template xlink:href="Normal.dotm" xlink:type="simple"/>
    <meta:editing-cycles>16</meta:editing-cycles>
    <meta:editing-duration>PT77040S</meta:editing-duration>
    <meta:document-statistic meta:page-count="1" meta:paragraph-count="10" meta:word-count="772" meta:character-count="5009" meta:row-count="35" meta:non-whitespace-character-count="4247"/>
  </office:meta>
</office:document-meta>
</file>